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e749" officeooo:paragraph-rsid="0012e749"/>
    </style:style>
    <style:style style:name="P2" style:family="paragraph" style:parent-style-name="Standard">
      <style:text-properties officeooo:rsid="001452e1" officeooo:paragraph-rsid="001452e1"/>
    </style:style>
    <style:style style:name="P3" style:family="paragraph" style:parent-style-name="Standard">
      <style:text-properties officeooo:rsid="00150ec0" officeooo:paragraph-rsid="00150ec0"/>
    </style:style>
    <style:style style:name="T1" style:family="text">
      <style:text-properties officeooo:rsid="00150ec0"/>
    </style:style>
    <style:style style:name="T2" style:family="text">
      <style:text-properties officeooo:rsid="00168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onkey and bananas</text:p>
      <text:p text:style-name="P1"/>
      <text:p text:style-name="P1">Predicates</text:p>
      <text:p text:style-name="P1"/>
      <text:p text:style-name="P1">monkey(x) x is a monkey</text:p>
      <text:p text:style-name="P1">box(x) x is a box</text:p>
      <text:p text:style-name="P1">banana(x) x is a banana</text:p>
      <text:p text:style-name="P1">position(x) x is a position</text:p>
      <text:p text:style-name="P1">high(x) x is at high position</text:p>
      <text:p text:style-name="P1">low(x) x is a low position</text:p>
      <text:p text:style-name="P1">at(x,y) x is at position y</text:p>
      <text:p text:style-name="P1">hasbananas(x,y) monkey x has bananas <text:s/>y</text:p>
      <text:p text:style-name="P1"/>
      <text:p text:style-name="P1">Domain</text:p>
      <text:p text:style-name="P1"/>
      <text:p text:style-name="P1"/>
      <text:p text:style-name="P1">ActionGo(M,O,F) </text:p>
      <text:p text:style-name="P1">pre: monkey(M), position(F), position(o), at(m,o) </text:p>
      <text:p text:style-name="P2">effect: at(m,f), no at(m,o)</text:p>
      <text:p text:style-name="P2"/>
      <text:p text:style-name="P2">ActionPush(m,o,f,c(box))</text:p>
      <text:p text:style-name="P2">pre: monkey(m), position(o), box(c), position(f), at(c,o), at(m,o), low(c), low(m)</text:p>
      <text:p text:style-name="P2">effect : n at(m,o), n at(c,o), at(c,f), at(m,f)</text:p>
      <text:p text:style-name="P2"/>
      <text:p text:style-name="P2">ActionClimbUp(m,c,p)</text:p>
      <text:p text:style-name="P2">pre : monkey(M), box(c), position(p), low(m), low(c), at(m,p), at(c,p)</text:p>
      <text:p text:style-name="P2">effects : high(m)</text:p>
      <text:p text:style-name="P2"/>
      <text:p text:style-name="P2">ActionGrasp (M,B,P)</text:p>
      <text:p text:style-name="P2">pre : monkey(m), banana(b), position(p), high(<text:span text:style-name="T1">B</text:span>), at(m,p), at(b,p), <text:span text:style-name="T1">high(M)</text:span></text:p>
      <text:p text:style-name="P3">effect : hasBananas(m,b), n high(b)(dependiendo), n at(b,p)</text:p>
      <text:p text:style-name="P3"/>
      <text:p text:style-name="P3">Problem</text:p>
      <text:p text:style-name="P3"/>
      <text:p text:style-name="P3">Init </text:p>
      <text:p text:style-name="P3"/>
      <text:p text:style-name="P3">Goal </text:p>
      <text:p text:style-name="P3"/>
      <text:p text:style-name="P3">java -jar javagp.jar -d examples<text:span text:style-name="T2">\</text:span>ma-prodcell<text:span text:style-name="T2">\</text:span>domain.<text:span text:style-name="T2">txt</text:span> -p examples<text:span text:style-name="T2">\</text:span>ma-prodcell<text:span text:style-name="T2">\</text:span>problem.<text:span text:style-name="T2">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8T09:47:39.436000000</meta:creation-date>
    <dc:date>2022-01-21T09:43:29.216000000</dc:date>
    <meta:editing-duration>P1DT17H57M21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27" meta:word-count="118" meta:character-count="858" meta:non-whitespace-character-count="762"/>
  </office:meta>
</office:document-meta>
</file>